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reetings, I go by the name of Francis, hailing from the Zeta Reticuli. Anime and light novels hold a special place in my heart, serving as beloved pastimes. Among my academic pursuits, the statistics class stood out, as delving into data interpretation with Python emulated the essence of genuine scientific exploration. In the subsequent sections, I will elaborate on the Software Development Life Cycle (SDLC), shed light on the process of Joint Application Design (JAD), delve into the methodologies of gathering requirements, and touch upon the ethical considerations entwined within.</text:p>
      <text:p text:style-name="Standard"/>
      <text:p text:style-name="Standard">Certainly, the Software Development Life Cycle (SDLC) is a systematic process used to design, develop, test, deploy, and maintain software applications. It provides a structured framework that guides software development teams through various stages, ensuring efficient and effective development while meeting user requirements and quality standards.</text:p>
      <text:p text:style-name="Standard"/>
      <text:p text:style-name="Standard">The SDLC typically consists of several phases, each with its own specific objectives and activities:</text:p>
      <text:p text:style-name="Standard"/>
      <text:p text:style-name="Standard">1. **Requirements Gathering**: This initial phase involves understanding and documenting the needs and expectations of stakeholders, including end-users, clients, and project managers. Clear and comprehensive requirements are crucial to ensure that the final product aligns with user expectations.</text:p>
      <text:p text:style-name="Standard"/>
      <text:p text:style-name="Standard">2. **Planning**: In this phase, project scope, timeline, resources, budget, and potential risks are defined. A project plan is created to outline the entire development process, including tasks, responsibilities, and milestones.</text:p>
      <text:p text:style-name="Standard"/>
      <text:p text:style-name="Standard">3. **Design**: During the design phase, the system architecture, components, and user interface are planned in detail. This phase aims to create a blueprint that developers can follow to build the software.</text:p>
      <text:p text:style-name="Standard"/>
      <text:p text:style-name="Standard">4. **Implementation (Coding)**: This phase involves actual coding based on the design specifications. Developers write the code according to industry best practices and coding standards. Regular code reviews and testing help ensure the quality of the codebase.</text:p>
      <text:p text:style-name="Standard"/>
      <text:p text:style-name="Standard">5. **Testing**: In this phase, the software is rigorously tested to identify and rectify defects, ensuring that it functions as intended. Different types of testing, such as unit testing, integration testing, system testing, and user acceptance testing, are performed to ensure a reliable and stable product.</text:p>
      <text:p text:style-name="Standard"/>
      <text:p text:style-name="Standard">6. **Deployment**: Once the software passes all testing phases, it is deployed to the production environment. This involves making the software available to end-users while ensuring that it operates smoothly and securely.</text:p>
      <text:p text:style-name="Standard"/>
      <text:p text:style-name="Standard">7. **Maintenance and Support**: After deployment, the software enters the maintenance phase. Updates, bug fixes, security patches, and improvements are made as needed to address issues and accommodate evolving requirements.</text:p>
      <text:p text:style-name="Standard"/>
      <text:p text:style-name="Standard">Throughout the SDLC, collaboration among different teams and stakeholders is essential. Communication, documentation, and regular feedback loops play a critical role in ensuring the success of the development process. Adhering to the SDLC helps mitigate risks, improve efficiency, and produce software that meets user needs while adhering to quality standards.</text:p>
      <text:p text:style-name="Standard"/>
      <text:p text:style-name="Standard">It's worth noting that various SDLC models exist, such as the Waterfall model, Agile methodologies (like Scrum and Kanban), and the Spiral model, each with its own approach to the phases and their <text:soft-page-break/>order. The choice of SDLC model depends on the project's nature, requirements, and the development team's preferences.</text:p>
      <text:p text:style-name="Standard"/>
      <text:p text:style-name="Standard"/>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3:58:23.171513229</meta:creation-date>
    <dc:date>2023-08-21T13:59:35.377523036</dc:date>
    <meta:editing-duration>PT1M12S</meta:editing-duration>
    <meta:editing-cycles>1</meta:editing-cycles>
    <meta:document-statistic meta:table-count="0" meta:image-count="0" meta:object-count="0" meta:page-count="3" meta:paragraph-count="12" meta:word-count="497" meta:character-count="3457" meta:non-whitespace-character-count="2972"/>
    <meta:generator>LibreOffice/7.3.7.2$Linux_X86_64 LibreOffice_project/30$Build-2</meta:generator>
  </office:meta>
</office:document-meta>
</file>